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438in" table:align="left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1.6076in"/>
    </style:style>
    <style:style style:name="Table1.C" style:family="table-column">
      <style:table-column-properties style:column-width="0.9438in"/>
    </style:style>
    <style:style style:name="Table1.D" style:family="table-column">
      <style:table-column-properties style:column-width="2.40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16: Dimensional Portals and Navigational Syntax</text:span></text:h>
      <text:p text:style-name="Quotations"><text:span text:style-name="Emphasis">"The tongue of the gods is a compass made of sound. Speak, and the path appears."</text:span></text:p>
      <text:p text:style-name="Horizontal_20_Line"/>
      <text:h text:style-name="Heading_20_2" text:outline-level="2">🌌 <text:span text:style-name="Strong_20_Emphasis">Section 16.1 – Dimensional Mapping Through Frequency Gridlines</text:span></text:h>
      <text:p text:style-name="Text_20_body">Every dimension overlays this one through <text:span text:style-name="Strong_20_Emphasis">frequency bands</text:span>. They're not <text:span text:style-name="Emphasis">somewhere else</text:span>—they’re right here, stacked like <text:span text:style-name="Strong_20_Emphasis">vibrational strata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Dimension Tier</text:p>
            </table:table-cell>
            <table:table-cell table:style-name="Table1.A1" office:value-type="string">
              <text:p text:style-name="Table_20_Heading">Frequency Band (Hz)</text:p>
            </table:table-cell>
            <table:table-cell table:style-name="Table1.A1" office:value-type="string">
              <text:p text:style-name="Table_20_Heading">Access Tone</text:p>
            </table:table-cell>
            <table:table-cell table:style-name="Table1.A1" office:value-type="string">
              <text:p text:style-name="Table_20_Heading">Nature</text:p>
            </table:table-cell>
          </table:table-row>
        </table:table-header-rows>
        <table:table-row>
          <table:table-cell table:style-name="Table1.A1" office:value-type="string">
            <text:p text:style-name="Table_20_Contents">D1</text:p>
          </table:table-cell>
          <table:table-cell table:style-name="Table1.A1" office:value-type="string">
            <text:p text:style-name="Table_20_Contents">7.83 (Schumann)</text:p>
          </table:table-cell>
          <table:table-cell table:style-name="Table1.A1" office:value-type="string">
            <text:p text:style-name="Table_20_Contents"><text:span text:style-name="Emphasis">Suhm-Rā</text:span></text:p>
          </table:table-cell>
          <table:table-cell table:style-name="Table1.A1" office:value-type="string">
            <text:p text:style-name="Table_20_Contents">Earth grounding, physical</text:p>
          </table:table-cell>
        </table:table-row>
        <table:table-row>
          <table:table-cell table:style-name="Table1.A1" office:value-type="string">
            <text:p text:style-name="Table_20_Contents">D2</text:p>
          </table:table-cell>
          <table:table-cell table:style-name="Table1.A1" office:value-type="string">
            <text:p text:style-name="Table_20_Contents">33.0</text:p>
          </table:table-cell>
          <table:table-cell table:style-name="Table1.A1" office:value-type="string">
            <text:p text:style-name="Table_20_Contents"><text:span text:style-name="Emphasis">Kāh-Rin</text:span></text:p>
          </table:table-cell>
          <table:table-cell table:style-name="Table1.A1" office:value-type="string">
            <text:p text:style-name="Table_20_Contents">Emotion, ancestral memory</text:p>
          </table:table-cell>
        </table:table-row>
        <table:table-row>
          <table:table-cell table:style-name="Table1.A1" office:value-type="string">
            <text:p text:style-name="Table_20_Contents">D3</text:p>
          </table:table-cell>
          <table:table-cell table:style-name="Table1.A1" office:value-type="string">
            <text:p text:style-name="Table_20_Contents">66.6</text:p>
          </table:table-cell>
          <table:table-cell table:style-name="Table1.A1" office:value-type="string">
            <text:p text:style-name="Table_20_Contents"><text:span text:style-name="Emphasis">Nār-Vel</text:span></text:p>
          </table:table-cell>
          <table:table-cell table:style-name="Table1.A1" office:value-type="string">
            <text:p text:style-name="Table_20_Contents">Material, ego, mindspace</text:p>
          </table:table-cell>
        </table:table-row>
        <table:table-row>
          <table:table-cell table:style-name="Table1.A1" office:value-type="string">
            <text:p text:style-name="Table_20_Contents">D4</text:p>
          </table:table-cell>
          <table:table-cell table:style-name="Table1.A1" office:value-type="string">
            <text:p text:style-name="Table_20_Contents">144.1</text:p>
          </table:table-cell>
          <table:table-cell table:style-name="Table1.A1" office:value-type="string">
            <text:p text:style-name="Table_20_Contents"><text:span text:style-name="Emphasis">Vēth-Ahl</text:span></text:p>
          </table:table-cell>
          <table:table-cell table:style-name="Table1.A1" office:value-type="string">
            <text:p text:style-name="Table_20_Contents">Dream, astral interface</text:p>
          </table:table-cell>
        </table:table-row>
        <table:table-row>
          <table:table-cell table:style-name="Table1.A1" office:value-type="string">
            <text:p text:style-name="Table_20_Contents">D5</text:p>
          </table:table-cell>
          <table:table-cell table:style-name="Table1.A1" office:value-type="string">
            <text:p text:style-name="Table_20_Contents">222.0</text:p>
          </table:table-cell>
          <table:table-cell table:style-name="Table1.A1" office:value-type="string">
            <text:p text:style-name="Table_20_Contents"><text:span text:style-name="Emphasis">Thūl-Mēn</text:span></text:p>
          </table:table-cell>
          <table:table-cell table:style-name="Table1.A1" office:value-type="string">
            <text:p text:style-name="Table_20_Contents">Source field, first light</text:p>
          </table:table-cell>
        </table:table-row>
        <table:table-row>
          <table:table-cell table:style-name="Table1.A1" office:value-type="string">
            <text:p text:style-name="Table_20_Contents">D6+</text:p>
          </table:table-cell>
          <table:table-cell table:style-name="Table1.A1" office:value-type="string">
            <text:p text:style-name="Table_20_Contents">369+ and above</text:p>
          </table:table-cell>
          <table:table-cell table:style-name="Table1.A1" office:value-type="string">
            <text:p text:style-name="Table_20_Contents"><text:span text:style-name="Emphasis">Unspeakable</text:span></text:p>
          </table:table-cell>
          <table:table-cell table:style-name="Table1.A1" office:value-type="string">
            <text:p text:style-name="Table_20_Contents">Pure consciousness, omnipresence</text:p>
          </table:table-cell>
        </table:table-row>
      </table:table>
      <text:p text:style-name="Text_20_body">Each tone is not just a sound—it’s a <text:span text:style-name="Strong_20_Emphasis">navigational code</text:span>, aligning your <text:span text:style-name="Strong_20_Emphasis">electro-spiritual geometry</text:span> to open the corresponding plane.</text:p>
      <text:p text:style-name="Horizontal_20_Line"/>
      <text:h text:style-name="Heading_20_2" text:outline-level="2">🌀 <text:span text:style-name="Strong_20_Emphasis">Section 16.2 – Portal Syntax Construction</text:span></text:h>
      <text:p text:style-name="Text_20_body">To construct a portal linguistically, you must speak in <text:span text:style-name="Strong_20_Emphasis">triadic harmonic structure</text:span>:</text:p>
      <text:list text:style-name="L1">
        <text:list-item>
          <text:p text:style-name="P2"><text:span text:style-name="Strong_20_Emphasis">Anchor Word</text:span> – Fixes your intent to a dimensional coordinate </text:p>
        </text:list-item>
        <text:list-item>
          <text:p text:style-name="P2"><text:span text:style-name="Strong_20_Emphasis">Vibration Spiral</text:span> – Oscillates through your chosen field </text:p>
        </text:list-item>
        <text:list-item>
          <text:p text:style-name="P1"><text:span text:style-name="Strong_20_Emphasis">Collapse Directive</text:span> – Finalizes and opens the gate </text:p>
        </text:list-item>
      </text:list>
      <text:p text:style-name="Quotations">Example Portal Invocation:</text:p>
      <text:p text:style-name="Quotations"><text:span text:style-name="Strong_20_Emphasis">“Vēth-Ahl // Ūn-Ka-El // Zher’mak-Thrā.”</text:span><text:line-break/><text:span text:style-name="Emphasis">(“Align to D4 // Bind Dreamlight Spiral // Collapse Gate to Visual Plane”)</text:span></text:p>
      <text:p text:style-name="Text_20_body">Accompanying this structure, your breath is measured in 3's and 9's. You don't just speak—you <text:span text:style-name="Emphasis">pulse</text:span>.</text:p>
      <text:p text:style-name="Horizontal_20_Line"/>
      <text:h text:style-name="Heading_20_2" text:outline-level="2"><text:soft-page-break/>🗺️ <text:span text:style-name="Strong_20_Emphasis">Section 16.3 – Directional Harmonics and Fold Points</text:span></text:h>
      <text:p text:style-name="Text_20_body">The universe is not a grid—it’s a <text:span text:style-name="Strong_20_Emphasis">folded braid</text:span>. Travel requires <text:span text:style-name="Strong_20_Emphasis">angular breathwork</text:span>, matched with <text:span text:style-name="Strong_20_Emphasis">directional sound pulses</text:span>.</text:p>
      <text:list text:style-name="L2">
        <text:list-item>
          <text:p text:style-name="P4"><text:span text:style-name="Strong_20_Emphasis">North</text:span> → High throat resonance (Access to Mental Planes) </text:p>
        </text:list-item>
        <text:list-item>
          <text:p text:style-name="P4"><text:span text:style-name="Strong_20_Emphasis">South</text:span> → Low diaphragm vibration (Physical travel) </text:p>
        </text:list-item>
        <text:list-item>
          <text:p text:style-name="P4"><text:span text:style-name="Strong_20_Emphasis">East</text:span> → Tongue-tip resonance (Temporal navigation) </text:p>
        </text:list-item>
        <text:list-item>
          <text:p text:style-name="P3"><text:span text:style-name="Strong_20_Emphasis">West</text:span> → Chest-heart projection (Spiritual fold points) </text:p>
        </text:list-item>
      </text:list>
      <text:p text:style-name="Text_20_body">Each directional chant is overlaid with <text:span text:style-name="Strong_20_Emphasis">gesture</text:span>, which isn’t movement—it’s <text:span text:style-name="Strong_20_Emphasis">encoded geometry in motion</text:span>.</text:p>
      <text:p text:style-name="Horizontal_20_Line"/>
      <text:h text:style-name="Heading_20_2" text:outline-level="2">🧭 <text:span text:style-name="Strong_20_Emphasis">Section 16.4 – The Navigation Glyphs</text:span></text:h>
      <text:p text:style-name="Text_20_body">Glyphs act like <text:span text:style-name="Strong_20_Emphasis">spoken maps</text:span>—silent frequencies embedded in visual form. Each glyph:</text:p>
      <text:list text:style-name="L3">
        <text:list-item>
          <text:p text:style-name="P6">Resonates when spoken internally (mental speech) </text:p>
        </text:list-item>
        <text:list-item>
          <text:p text:style-name="P6">Binds the gate in memory (dream-accessible) </text:p>
        </text:list-item>
        <text:list-item>
          <text:p text:style-name="P5">Links to locations, beings, or information streams </text:p>
        </text:list-item>
      </text:list>
      <text:p text:style-name="Text_20_body">These glyphs are <text:span text:style-name="Strong_20_Emphasis">fractal recursive signatures</text:span>, and they self-adjust based on the observer's harmonic pattern.</text:p>
      <text:p text:style-name="Text_20_body">Glyph examples include:</text:p>
      <text:list text:style-name="L4">
        <text:list-item>
          <text:p text:style-name="P8">⟁ = “Open Flow” </text:p>
        </text:list-item>
        <text:list-item>
          <text:p text:style-name="P8">⧈ = “Fold Space” </text:p>
        </text:list-item>
        <text:list-item>
          <text:p text:style-name="P8">𓂀 = “Eye of Passage” </text:p>
        </text:list-item>
        <text:list-item>
          <text:p text:style-name="P7">⫷⫸ = “Twin Mirror Gate” </text:p>
        </text:list-item>
      </text:list>
      <text:p text:style-name="Text_20_body">You’ll inscribe these with thought, breath, or in dust, ink, water—whatever holds <text:span text:style-name="Emphasis">impermanence.</text:span> The medium doesn't matter. The <text:span text:style-name="Strong_20_Emphasis">resonance</text:span> does.</text:p>
      <text:p text:style-name="Horizontal_20_Line"/>
      <text:h text:style-name="Heading_20_2" text:outline-level="2">⛓️ <text:span text:style-name="Strong_20_Emphasis">Section 16.5 – Lock-Seals and Coordinate Encryption</text:span></text:h>
      <text:p text:style-name="Text_20_body">Portals can be <text:span text:style-name="Strong_20_Emphasis">locked</text:span> with <text:span text:style-name="Emphasis">dimensional encryption</text:span>. These are frequency-locked sequences that require:</text:p>
      <text:list text:style-name="L5">
        <text:list-item>
          <text:p text:style-name="P10">Vocal Key (one-time-use code word) </text:p>
        </text:list-item>
        <text:list-item>
          <text:p text:style-name="P10">Echo Token (stored in your field) </text:p>
        </text:list-item>
        <text:list-item>
          <text:p text:style-name="P9">Harmonic Signature (you) </text:p>
        </text:list-item>
      </text:list>
      <text:p text:style-name="Text_20_body">These seals keep unwanted forces <text:span text:style-name="Emphasis">out</text:span> and hide portal entrances <text:span text:style-name="Emphasis">in plain sight</text:span>. When embedded into objects, locations, or language, they become <text:span text:style-name="Strong_20_Emphasis">encrypted waypoints</text:span>.</text:p>
      <text:p text:style-name="Quotations"><text:soft-page-break/>Example: A single stone inscribed with 𒀭 and buried beneath a tree can serve as a D4 reentry point, accessible only by invoking the encrypted tone <text:span text:style-name="Emphasis">“Yur-Vaḳ-Thrē.”</text:span></text:p>
      <text:p text:style-name="Horizontal_20_Line"/>
      <text:h text:style-name="Heading_20_2" text:outline-level="2">🪐 <text:span text:style-name="Strong_20_Emphasis">Section 16.6 – Living Gateways and Biological Portals</text:span></text:h>
      <text:p text:style-name="Text_20_body">The highest forms of travel don’t use physical gates at all. The <text:span text:style-name="Strong_20_Emphasis">body becomes the portal</text:span>.<text:line-break/>When a being is fully harmonized, their cellular structure <text:span text:style-name="Strong_20_Emphasis">folds dimensions inward</text:span>, and the voice becomes the only vehicle necessary.</text:p>
      <text:p text:style-name="Text_20_body">These are the <text:span text:style-name="Strong_20_Emphasis">Walkers</text:span>—beings who move across realms through breath, tone, and intention alone.</text:p>
      <text:p text:style-name="Text_20_body">Their language is not taught—it’s <text:span text:style-name="Emphasis">remembered.</text:span><text:line-break/>Their gates do not open—they <text:span text:style-name="Strong_20_Emphasis">welcome.</text:span></text:p>
      <text:p text:style-name="Text_20_body">To become one, one must complete:</text:p>
      <text:list text:style-name="L6">
        <text:list-item>
          <text:p text:style-name="P12">The 12 Seals of Silence (Chapter 21) </text:p>
        </text:list-item>
        <text:list-item>
          <text:p text:style-name="P12">The Internal Glyph Activation (Chapter 18) </text:p>
        </text:list-item>
        <text:list-item>
          <text:p text:style-name="P11">The Recursive Thought Collapse (Chapter 23) </text:p>
        </text:list-item>
      </text:list>
      <text:p text:style-name="Horizontal_20_Line"/>
      <text:h text:style-name="Heading_20_2" text:outline-level="2">⚠️ <text:span text:style-name="Strong_20_Emphasis">Section 16.7 – Dimensional Hazards and Echo Feedback</text:span></text:h>
      <text:p text:style-name="Text_20_body">Travel isn't without danger.<text:line-break/>Each plane has <text:span text:style-name="Strong_20_Emphasis">inverse frequencies</text:span>—echoes that corrupt, mimic, or devour untrained harmonic speech.</text:p>
      <text:p text:style-name="Text_20_body">Signs of Dimensional Feedback:</text:p>
      <text:list text:style-name="L7">
        <text:list-item>
          <text:p text:style-name="P14">Mismatched echo tone </text:p>
        </text:list-item>
        <text:list-item>
          <text:p text:style-name="P14">Fractal glitching in perception </text:p>
        </text:list-item>
        <text:list-item>
          <text:p text:style-name="P13">Word inversion during invocation </text:p>
        </text:list-item>
      </text:list>
      <text:p text:style-name="Text_20_body">If these occur, the gate must be <text:span text:style-name="Strong_20_Emphasis">silenced</text:span>, not closed. Closing a corrupted gate amplifies the echo.</text:p>
      <text:p text:style-name="Text_20_body">Emergency Invocation:<text:line-break/><text:span text:style-name="Strong_20_Emphasis">“Null-Kal, Orvun-Desh, Ka-Zereth.”</text:span><text:line-break/>(“Silence Pulse / Collapse Residue / Seal Mirror Harmonics”)</text:p>
      <text:p text:style-name="Text_20_body">Say it <text:span text:style-name="Strong_20_Emphasis">once</text:span>. Don’t echo it.</text:p>
      <text:p text:style-name="Horizontal_20_Line"/>
      <text:h text:style-name="Heading_20_2" text:outline-level="2"><text:soft-page-break/>🛸 <text:span text:style-name="Strong_20_Emphasis">Final Words of Chapter 16: You Are the Portal</text:span></text:h>
      <text:p text:style-name="Text_20_body">When you speak with pure harmonic structure and intent aligned, the gate opens <text:span text:style-name="Strong_20_Emphasis">within</text:span>.<text:line-break/>When your breath echoes through dimensions, you are no longer a visitor.<text:line-break/>You are the <text:span text:style-name="Strong_20_Emphasis">map, the voice, and the door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0:51:32.944560654</meta:creation-date>
    <dc:date>2025-03-21T02:00:32.893330511</dc:date>
    <meta:editing-duration>PT58M48S</meta:editing-duration>
    <meta:editing-cycles>1</meta:editing-cycles>
    <meta:document-statistic meta:table-count="1" meta:image-count="0" meta:object-count="0" meta:page-count="4" meta:paragraph-count="86" meta:word-count="692" meta:character-count="4417" meta:non-whitespace-character-count="3812"/>
    <meta:generator>LibreOffice/24.2.7.2$Linux_X86_64 LibreOffice_project/420$Build-2</meta:generator>
  </office:meta>
</office:document-meta>
</file>